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83caff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draw:fill="none" draw:textarea-horizontal-align="justify" draw:textarea-vertical-align="top" draw:auto-grow-height="false"/>
    </style:style>
    <style:style style:name="gr7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d320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ffd320" draw:textarea-horizontal-align="center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6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18" style:family="graphic" style:parent-style-name="objectwithoutfill">
      <style:graphic-properties draw:stroke="dash" draw:stroke-dash="_33__20_Dashes_20_3_20_Dots_20__28_var_29_" draw:fill="none" draw:textarea-vertical-align="middle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420e"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420e"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144cm" svg:height="6.858cm" svg:x="9.398cm" svg:y="6.858cm">
          <text:p text:style-name="P1">Device management service</text:p>
          <text:p text:style-name="P1"><text:span text:style-name="T1">communication.BluetoothManagement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382cm" svg:height="1.524cm" svg:x="9.906cm" svg:y="17.526cm">
          <text:p text:style-name="P1">Andro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382cm" svg:height="2.286cm" svg:x="9.906cm" svg:y="15.24cm">
          <text:p text:style-name="P1">Bluetooth 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508cm" svg:height="1.778cm" svg:x="12.446cm" svg:y="13.20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508cm" svg:height="1.778cm" svg:x="15.494cm" svg:y="13.2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" draw:layer="layout" svg:width="2.392cm" svg:height="1.039cm" svg:x="13.102cm" svg:y="13.833cm">
          <draw:text-box>
            <text:p text:style-name="P1"><text:span text:style-name="T2">Bluetooth</text:span></text:p>
            <text:p text:style-name="P1"><text:span text:style-name="T2">socket</text:span></text:p>
          </draw:text-box>
        </draw:frame>
        <draw:custom-shape draw:style-name="gr3" draw:text-style-name="P1" draw:layer="layout" svg:width="0.508cm" svg:height="1.27cm" svg:x="14.986cm" svg:y="10.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508cm" svg:height="1.27cm" svg:x="12.7cm" svg:y="10.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6.604cm" svg:height="2.032cm" svg:x="10.668cm" svg:y="1.016cm">
          <text:p text:style-name="P1">Device management</text:p>
          <text:p text:style-name="P1">Activity</text:p>
          <text:p text:style-name="P1"><text:span text:style-name="T1">devices.DevicesListActiv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7.112cm" svg:height="5.842cm" svg:x="20.066cm" svg:y="0.762cm">
          <text:p text:style-name="P1">Visualisation activit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588cm" svg:height="1.27cm" svg:x="20.828cm" svg:y="3.81cm">
          <text:p text:style-name="P1">Heartrate activity</text:p>
          <text:p text:style-name="P1"><text:span text:style-name="T1">viewer.HeartRateActiv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588cm" svg:height="1.27cm" svg:x="20.828cm" svg:y="2.286cm">
          <text:p text:style-name="P1">Dashboard activity</text:p>
          <text:p text:style-name="P1"><text:span text:style-name="T1">viewer.VisualisationActiv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588cm" svg:height="1.016cm" svg:x="20.828cm" svg:y="5.334cm">
          <text:p text:style-name="P1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5.842cm" svg:height="2.54cm" svg:x="20.828cm" svg:y="13.716cm">
          <text:p text:style-name="P1">SensApp </text:p>
          <text:p text:style-name="P1">Content Provid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" draw:layer="layout" svg:width="3.261cm" svg:height="0.583cm" draw:transform="skewX (0.0102974425867666) rotate (0.700749694675723) translate (17.929cm 8.52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4" draw:text-style-name="P2" draw:layer="layout" svg:width="2.032cm" svg:height="0.645cm" svg:x="10.668cm" svg:y="10.414cm">
          <draw:text-box>
            <text:p><text:span text:style-name="T2">Observer</text:span></text:p>
          </draw:text-box>
        </draw:frame>
        <draw:frame draw:style-name="gr10" draw:text-style-name="P3" draw:layer="layout" svg:width="2.286cm" svg:height="1.27cm" svg:x="15.494cm" svg:y="10.16cm">
          <draw:text-box>
            <text:p><text:span text:style-name="T2">ChestBelt</text:span></text:p>
            <text:p><text:span text:style-name="T1"><text:s/></text:span><text:span text:style-name="T2">calls</text:span></text:p>
          </draw:text-box>
        </draw:frame>
        <draw:custom-shape draw:style-name="gr11" draw:text-style-name="P1" draw:layer="layout" svg:width="7.62cm" svg:height="1.27cm" svg:x="10.16cm" svg:y="11.684cm">
          <text:p text:style-name="P1">ChestBelt driver</text:p>
          <text:p text:style-name="P1"><text:span text:style-name="T1">communication.ChestBe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7.62cm" svg:height="1.27cm" svg:x="10.16cm" svg:y="8.636cm">
          <text:p text:style-name="P1">Dispatcher</text:p>
          <text:p text:style-name="P1"><text:span text:style-name="T1">Communication.ChestBeltDispatc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309cm" svg:height="0.508cm" draw:transform="rotate (1.59069308026763) translate (11.979cm 6.62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3.312cm" svg:height="0.508cm" draw:transform="rotate (-1.56014981835773) translate (15.988cm 3.29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4.572cm" svg:height="1.778cm" svg:x="20.32cm" svg:y="7.874cm">
          <text:p text:style-name="P4"><text:span text:style-name="T1">action_message_received</text:span></text:p>
          <text:p text:style-name="P4"><text:span text:style-name="T1">extra_message_code</text:span></text:p>
          <text:p text:style-name="P4"><text:span text:style-name="T1">extra_message_value</text:span></text:p>
          <text:p text:style-name="P1"><text:span text:style-name="T1">extra_message_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4.807cm" draw:transform="rotate (0.767421272101907) translate (17.887cm 10.21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2" draw:layer="layout" svg:width="3.076cm" svg:height="0.645cm" svg:x="19.784cm" svg:y="10.922cm">
          <draw:text-box>
            <text:p><text:span text:style-name="T2">Content resolver</text:span></text:p>
          </draw:text-box>
        </draw:frame>
        <draw:custom-shape draw:style-name="gr11" draw:text-style-name="P1" draw:layer="layout" svg:width="3.81cm" svg:height="1.524cm" svg:x="1.27cm" svg:y="15.24cm">
          <text:p text:style-name="P1">Corbys_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3.81cm" svg:height="1.524cm" svg:x="1.27cm" svg:y="17.018cm">
          <text:p text:style-name="P1">Corbys_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826cm" svg:height="5.08cm" svg:x="0.762cm" svg:y="13.716cm">
          <text:p text:style-name="P1">Chest be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3.81cm" svg:height="0.254cm" svg:x="5.842cm" svg:y="15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81cm" svg:height="0.254cm" svg:x="5.842cm" svg:y="16.76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3.154cm" svg:height="1.039cm" svg:x="6.096cm" svg:y="15.748cm">
          <draw:text-box>
            <text:p text:style-name="P1"><text:span text:style-name="T1">Serial over bluetooth</text:span></text:p>
          </draw:text-box>
        </draw:frame>
        <draw:frame draw:style-name="gr4" draw:text-style-name="P5" draw:layer="layout" svg:width="3.048cm" svg:height="0.683cm" svg:x="24.638cm" svg:y="19.05cm">
          <draw:text-box>
            <text:p><text:span text:style-name="T3">Function calls</text:span></text:p>
          </draw:text-box>
        </draw:frame>
        <draw:custom-shape draw:style-name="gr3" draw:text-style-name="P1" draw:layer="layout" svg:width="1.524cm" svg:height="0.254cm" svg:x="23.114cm" svg:y="19.30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524cm" svg:height="0.254cm" draw:transform="rotate (3.13461133658182) translate (24.637cm 20.07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4" draw:text-style-name="P5" draw:layer="layout" svg:width="2.286cm" svg:height="0.683cm" svg:x="24.639cm" svg:y="19.558cm">
          <draw:text-box>
            <text:p><text:span text:style-name="T3">Intents</text:span></text:p>
          </draw:text-box>
        </draw:frame>
        <draw:custom-shape draw:style-name="gr15" draw:text-style-name="P6" draw:layer="layout" svg:width="2.032cm" svg:height="0.508cm" svg:x="23.114cm" svg:y="18.542cm">
          <text:p text:style-name="P1"><text:span text:style-name="T3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2.032cm" svg:height="0.508cm" svg:x="23.114cm" svg:y="17.78cm">
          <text:p text:style-name="P1"><text:span text:style-name="T3">Activ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4.572cm" svg:height="3.048cm" svg:x="22.86cm" svg:y="17.526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8.636cm" svg:height="4.826cm" svg:x="0.487cm" svg:y="1.131cm">
          <draw:text-box>
            <text:p text:style-name="P1"><text:span text:style-name="T4">ChestBelt </text:span></text:p>
            <text:p text:style-name="P1"><text:span text:style-name="T4">Android application</text:span></text:p>
            <text:p text:style-name="P1"><text:span text:style-name="T5"/></text:p>
            <text:p text:style-name="P1"><text:span text:style-name="T5">Overview</text:span></text:p>
            <text:p text:style-name="P1"><text:span text:style-name="T6">v1.0</text:span></text:p>
          </draw:text-box>
        </draw:frame>
        <draw:path draw:style-name="gr18" draw:text-style-name="P1" draw:layer="layout" svg:width="7.483cm" svg:height="9.31cm" draw:transform="skewX (0.25551620249197) rotate (1.74585285076993) translate (19.3972336900143cm 17.5258263792715cm)" svg:viewBox="0 0 7484 9311" svg:d="m0 0c7212-2 7484 9311 7484 9311">
          <text:p/>
        </draw:path>
        <draw:frame draw:style-name="gr4" draw:text-style-name="P8" draw:layer="layout" svg:width="4.572cm" svg:height="1.199cm" svg:x="23.622cm" svg:y="11.247cm">
          <draw:text-box>
            <text:p><text:span text:style-name="T7">SensApp</text:span><text:span text:style-name="T8"> </text:span></text:p>
            <text:p><text:span text:style-name="T8">Android application</text:span></text:p>
          </draw:text-box>
        </draw:frame>
        <presentation:notes draw:style-name="dp2">
          <draw:page-thumbnail draw:style-name="gr1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3__20_Dashes_20_3_20_Dots_20__28_var_29_" draw:display-name="3 Dashes 3 Dots (var)" draw:style="rect" draw:dots1="3" draw:dots1-length="197%" draw:dots2="3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30T12:44:05</meta:creation-date>
    <dc:date>2012-09-13T11:35:50</dc:date>
    <meta:editing-duration>PT3H34M30S</meta:editing-duration>
    <meta:editing-cycles>30</meta:editing-cycles>
    <meta:generator>LibreOffice/3.5$Linux_X86_64 LibreOffice_project/350m1$Build-2</meta:generator>
    <meta:document-statistic meta:object-count="63"/>
  </office:meta>
</office:document-meta>
</file>